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a是一種電腦程式設計語言,擁有跨平台、物件導向、泛型程式設計的特性,廣泛應用於企業級Web應用開發和行動應用開發。</text:p>
      <text:p text:style-name="Standard">任職於昇陽電腦的詹姆斯·高斯林等人於1990年代初開發Java語言的雛形,最初被命名為Oak,目標設定在家用電器等小型系統的程</text:p>
      <text:p text:style-name="Standard">式語言,應用在電視機、電話、鬧鐘、烤麵包機等家用電器的控制和通訊。由於這些智慧型家電的市場需求沒有預期的高,Sun公</text:p>
      <text:p text:style-name="Standard">司放棄了該項計劃。隨著1990年代網際網路的發展,Sun公司看見Oak在網際網路上應用的前景,於是改造了Oak,於1995年5月</text:p>
      <text:p text:style-name="Standard">以Java的名稱正式釋出。Java伴隨著網際網路的迅猛發展而發展,逐漸成為重要的網路程式語言。</text:p>
      <text:p text:style-name="Standard">Java程式語言的風格十分接近C++語言。繼承了C++語言物件導向技術的核心,Java捨棄了C++語言中容易引起錯誤的指標,改以</text:p>
      <text:p text:style-name="Standard">參照取代,同時移除原C++與原來運算子多载,也移除多重繼承特性,改用介面取代,增加垃圾回收器功能。在Java SE 1.5版本中</text:p>
      <text:p text:style-name="Standard">引入了泛型程式設計、類型安全的列舉、不定長參數和自動裝/拆箱特性。昇陽電腦對Java語言的解釋是:「Java程式語言是個簡單、</text:p>
      <text:p text:style-name="Standard">物件導向、分布式、解釋性、健壯、安全與系統無關、可移植、高效能、多執行緒和動態的語言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2:59:59.242000000</meta:creation-date>
    <dc:date>2025-04-01T13:00:03.524000000</dc:date>
    <meta:editing-duration>PT6S</meta:editing-duration>
    <meta:editing-cycles>1</meta:editing-cycles>
    <meta:document-statistic meta:table-count="0" meta:image-count="0" meta:object-count="0" meta:page-count="1" meta:paragraph-count="9" meta:word-count="460" meta:character-count="526" meta:non-whitespace-character-count="524"/>
    <meta:generator>LibreOffice/24.2.6.2$Windows_X86_64 LibreOffice_project/ef66aa7e36a1bb8e65bfbc63aba53045a14d0871</meta:generator>
  </office:meta>
</office:document-meta>
</file>